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cm" style:rel-column-width="13763*"/>
    </style:style>
    <style:style style:name="Tabla2.B" style:family="table-column">
      <style:table-column-properties style:column-width="13.428cm" style:rel-column-width="51772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6217133" text:style-name="L1">
              <text:list-item>
                <text:p text:style-name="P3">El actor inicia el caso de uso.</text:p>
              </text:list-item>
              <text:list-item>
                <text:p text:style-name="P3">El sistema da a elegir una serie de estadísticas predefinidas.</text:p>
              </text:list-item>
              <text:list-item>
                <text:p text:style-name="P3">El actor elige la estadística que desea ver.</text:p>
              </text:list-item>
              <text:list-item>
                <text:p text:style-name="P3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36234226" text:style-name="L2">
              <text:list-item>
                <text:p text:style-name="P4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6216709" text:style-name="L3">
              <text:list-item>
                <text:p text:style-name="P5">Se cambió el estado de una bebida.</text:p>
              </text:list-item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6238931" text:style-name="L4">
              <text:list-item>
                <text:p text:style-name="P6">El metre selecciona una bebida del siguiente pedido de la cola de bebidas no atendidas que le muestra el sistema.</text:p>
              </text:list-item>
              <text:list-item>
                <text:p text:style-name="P6">El sistema cambia el estado del pedido a “Bloqueado” y comprueba si es la última bebida para cambiar de estado</text:p>
                <text:list>
                  <text:list-item>
                    <text:p text:style-name="P6">Si la bebida era la última que quedaba del pedido por cambiar de estado, el sistema pide confirmación al usuario para cerrar el pedido de bebidas.</text:p>
                  </text:list-item>
                  <text:list-item>
                    <text:p text:style-name="P6">El usuario confirma que ha finalizado el servicio del pedido.</text:p>
                  </text:list-item>
                  <text:list-item>
                    <text:p text:style-name="P6">El sistema cambia el estado de la bebida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tab/>2.1a No era la última bebida que quedaba del pedido por cambiar de estado, se cambia el estado de la bebida a “Preparado”.</text:p>
            <text:p text:style-name="Table_20_Contents"><text:tab/>2.2b El usuario cancela que ha finalizado el servicio del pedido.</text:p>
            <text:p text:style-name="Table_20_Contents"><text:tab/>2.3b El sistema no modifica el estado de la bebida, termina el ca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ambia Estado Plat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Jefe de cocina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6230602" text:style-name="L5">
              <text:list-item>
                <text:p text:style-name="P7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6227703" text:style-name="L6">
              <text:list-item>
                <text:p text:style-name="P8">Se cambió el estado de un plato.</text:p>
              </text:list-item>
            </text:list>
            <text:list xml:id="list39123780" text:continue-list="list36216709" text:style-name="L3"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9126892" text:continue-list="list36238931" text:style-name="L4">
              <text:list-item text:start-value="1">
                <text:p text:style-name="P6">El usuario selecciona un plato del siguiente pedido que le muestra el sistema en los pedidos en cola, o bien de cualquier plato en la lista de platos preparándose.</text:p>
              </text:list-item>
              <text:list-item>
                <text:p text:style-name="P6">Si el plato se encuentra en estado “En cola”, el sistema cambia su estado a “Preparándose”, cambia el estado del pedido a “Bloqueado” y reduce la cantidad de productos del plato de stock.</text:p>
              </text:list-item>
              <text:list-item>
                <text:p text:style-name="P6">Si el plato se encuentra en estado “Preparándose”, el sistema comprueba si era el último plato por cambiar de estado:</text:p>
                <text:list>
                  <text:list-item>
                    <text:p text:style-name="P6">Si el plato era el último que quedaba del pedido por cambiar de estado, el sistema pide confirmación al usuario para cerrar el pedido.</text:p>
                  </text:list-item>
                  <text:list-item>
                    <text:p text:style-name="P6">El usuario confirma la acción.</text:p>
                  </text:list-item>
                  <text:list-item>
                    <text:p text:style-name="P6">El sistema cambia el estado del plat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tab/>3.1a No era el último plato que quedaba del pedido por cambiar de estado, se cambia el estado del plato a “Preparado”.</text:p>
            <text:p text:style-name="Table_20_Contents"><text:tab/>3.2b El usuario cancela que ha finalizado el servicio del pedido.</text:p>
            <text:p text:style-name="Table_20_Contents"><text:tab/>3.3b El sistema no modifica el estado del plato, termina el ca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13H13M20S</meta:editing-duration>
    <meta:editing-cycles>30</meta:editing-cycles>
    <meta:initial-creator>Sergio Rodriguez Lumley</meta:initial-creator>
    <dc:date>2010-05-04T19:00:49.48</dc:date>
    <dc:creator>Sergio Rodriguez Lumley</dc:creator>
    <meta:document-statistic meta:table-count="3" meta:image-count="0" meta:object-count="0" meta:page-count="3" meta:paragraph-count="68" meta:word-count="575" meta:character-count="3312"/>
  </office:meta>
</office:document-meta>
</file>